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ffcc00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33"/>
    </style:style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ff66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race d'execution Fp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a source</text:p>
          </table:table-cell>
          <table:table-cell office:value-type="string" calcext:value-type="string">
            <text:p>k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taux d’apprentissage</text:p>
          </table:table-cell>
        </table:table-row>
        <table:table-row table:style-name="ro1">
          <table:table-cell table:style-name="ce2" office:value-type="string" calcext:value-type="string">
            <text:p>F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osinus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inus</text:p>
          </table:table-cell>
          <table:table-cell office:value-type="float" office:value="99.375" calcext:value-type="float">
            <text:p>99,375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sinus</text:p>
          </table:table-cell>
          <table:table-cell office:value-type="float" office:value="99.375" calcext:value-type="float">
            <text:p>99,375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osinus</text:p>
          </table:table-cell>
          <table:table-cell office:value-type="float" office:value="98.125" calcext:value-type="float">
            <text:p>98,125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sinus</text:p>
          </table:table-cell>
          <table:table-cell office:value-type="float" office:value="97.5" calcext:value-type="float">
            <text:p>97,5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ienne</text:p>
          </table:table-cell>
          <table:table-cell office:value-type="float" office:value="93.125" calcext:value-type="float">
            <text:p>93,125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ienne</text:p>
          </table:table-cell>
          <table:table-cell office:value-type="float" office:value="89.375" calcext:value-type="float">
            <text:p>89,375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ienne</text:p>
          </table:table-cell>
          <table:table-cell office:value-type="float" office:value="88.75" calcext:value-type="float">
            <text:p>88,75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euclidienne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clidienne</text:p>
          </table:table-cell>
          <table:table-cell office:value-type="float" office:value="81.25" calcext:value-type="float">
            <text:p>81,25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nathan</text:p>
          </table:table-cell>
          <table:table-cell office:value-type="float" office:value="76.875" calcext:value-type="float">
            <text:p>76,875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athan</text:p>
          </table:table-cell>
          <table:table-cell office:value-type="float" office:value="68.125" calcext:value-type="float">
            <text:p>68,125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anathan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nathan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3" office:value-type="string" calcext:value-type="string">
            <text:p>Fp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manathan</text:p>
          </table:table-cell>
          <table:table-cell table:style-name="ce3" office:value-type="float" office:value="56.875" calcext:value-type="float">
            <text:p>56,875</text:p>
          </table:table-cell>
        </table:table-row>
      </table:table>
      <table:table table:name="Trace d'execution Iris" table:style-name="ta2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a source</text:p>
          </table:table-cell>
          <table:table-cell office:value-type="string" calcext:value-type="string">
            <text:p>k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taux d’apprentissage</text:p>
          </table:table-cell>
        </table:table-row>
        <table:table-row table:style-name="ro1">
          <table:table-cell table:style-name="ce2" office:value-type="string" calcext:value-type="string">
            <text:p>Iri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osinus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Iri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sinus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osinus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sinus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us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clidienne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ienne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ienne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athan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nathan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manathan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nathan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euclidienne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anathan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3" office:value-type="string" calcext:value-type="string">
            <text:p>Iri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uclidienne</text:p>
          </table:table-cell>
          <table:table-cell table:style-name="ce3" office:value-type="float" office:value="88" calcext:value-type="float">
            <text:p>88</text:p>
          </table:table-cell>
        </table:table-row>
      </table:table>
      <table:table table:name="Trace d'execution de Letter" table:style-name="ta2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a source</text:p>
          </table:table-cell>
          <table:table-cell office:value-type="string" calcext:value-type="string">
            <text:p>k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taux d’apprentissage</text:p>
          </table:table-cell>
        </table:table-row>
        <table:table-row table:style-name="ro1">
          <table:table-cell table:style-name="ce2" office:value-type="string" calcext:value-type="string">
            <text:p>Lett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uclidienne</text:p>
          </table:table-cell>
          <table:table-cell table:style-name="ce2" office:value-type="float" office:value="95.2895" calcext:value-type="float">
            <text:p>95,2895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osinus</text:p>
          </table:table-cell>
          <table:table-cell office:value-type="float" office:value="95.1245" calcext:value-type="float">
            <text:p>95,1245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manathan</text:p>
          </table:table-cell>
          <table:table-cell office:value-type="float" office:value="94.9445" calcext:value-type="float">
            <text:p>94,9445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ienne</text:p>
          </table:table-cell>
          <table:table-cell office:value-type="float" office:value="94.5995" calcext:value-type="float">
            <text:p>94,5995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ienne</text:p>
          </table:table-cell>
          <table:table-cell office:value-type="float" office:value="94.3594" calcext:value-type="float">
            <text:p>94,3594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inus</text:p>
          </table:table-cell>
          <table:table-cell office:value-type="float" office:value="94.2844" calcext:value-type="float">
            <text:p>94,2844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ienne</text:p>
          </table:table-cell>
          <table:table-cell office:value-type="float" office:value="94.2394" calcext:value-type="float">
            <text:p>94,2394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athan</text:p>
          </table:table-cell>
          <table:table-cell office:value-type="float" office:value="94.2094" calcext:value-type="float">
            <text:p>94,2094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nathan</text:p>
          </table:table-cell>
          <table:table-cell office:value-type="float" office:value="94.2094" calcext:value-type="float">
            <text:p>94,2094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nathan</text:p>
          </table:table-cell>
          <table:table-cell office:value-type="float" office:value="94.1494" calcext:value-type="float">
            <text:p>94,1494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sinus</text:p>
          </table:table-cell>
          <table:table-cell office:value-type="float" office:value="94.1494" calcext:value-type="float">
            <text:p>94,1494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sinus</text:p>
          </table:table-cell>
          <table:table-cell office:value-type="float" office:value="94.0894" calcext:value-type="float">
            <text:p>94,0894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euclidienne</text:p>
          </table:table-cell>
          <table:table-cell office:value-type="float" office:value="93.7594" calcext:value-type="float">
            <text:p>93,7594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us</text:p>
          </table:table-cell>
          <table:table-cell office:value-type="float" office:value="93.3393" calcext:value-type="float">
            <text:p>93,3393</text:p>
          </table:table-cell>
        </table:table-row>
        <table:table-row table:style-name="ro1">
          <table:table-cell table:style-name="ce3" office:value-type="string" calcext:value-type="string">
            <text:p>Letter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manathan</text:p>
          </table:table-cell>
          <table:table-cell table:style-name="ce3" office:value-type="float" office:value="93.2793" calcext:value-type="float">
            <text:p>93,2793</text:p>
          </table:table-cell>
        </table:table-row>
      </table:table>
      <table:table table:name="Trace d'execution Optics" table:style-name="ta2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a source</text:p>
          </table:table-cell>
          <table:table-cell office:value-type="string" calcext:value-type="string">
            <text:p>k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taux d’apprentissage</text:p>
          </table:table-cell>
        </table:table-row>
        <table:table-row table:style-name="ro1">
          <table:table-cell table:style-name="ce2" office:value-type="string" calcext:value-type="string">
            <text:p>Optic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uclidienne</text:p>
          </table:table-cell>
          <table:table-cell table:style-name="ce2" office:value-type="float" office:value="97.9967" calcext:value-type="float">
            <text:p>97,9967</text:p>
          </table:table-cell>
        </table:table-row>
        <table:table-row table:style-name="ro1">
          <table:table-cell office:value-type="string" calcext:value-type="string">
            <text:p>Optic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ienne</text:p>
          </table:table-cell>
          <table:table-cell office:value-type="float" office:value="97.8854" calcext:value-type="float">
            <text:p>97,8854</text:p>
          </table:table-cell>
        </table:table-row>
        <table:table-row table:style-name="ro1">
          <table:table-cell office:value-type="string" calcext:value-type="string">
            <text:p>Op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ienne</text:p>
          </table:table-cell>
          <table:table-cell office:value-type="float" office:value="97.8297" calcext:value-type="float">
            <text:p>97,8297</text:p>
          </table:table-cell>
        </table:table-row>
        <table:table-row table:style-name="ro1">
          <table:table-cell office:value-type="string" calcext:value-type="string">
            <text:p>Optics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osinus</text:p>
          </table:table-cell>
          <table:table-cell office:value-type="float" office:value="97.7184" calcext:value-type="float">
            <text:p>97,7184</text:p>
          </table:table-cell>
        </table:table-row>
        <table:table-row table:style-name="ro1">
          <table:table-cell office:value-type="string" calcext:value-type="string">
            <text:p>Op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inus</text:p>
          </table:table-cell>
          <table:table-cell office:value-type="float" office:value="97.7184" calcext:value-type="float">
            <text:p>97,7184</text:p>
          </table:table-cell>
        </table:table-row>
        <table:table-row table:style-name="ro1">
          <table:table-cell office:value-type="string" calcext:value-type="string">
            <text:p>Opti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ienne</text:p>
          </table:table-cell>
          <table:table-cell office:value-type="float" office:value="97.6628" calcext:value-type="float">
            <text:p>97,6628</text:p>
          </table:table-cell>
        </table:table-row>
        <table:table-row table:style-name="ro1">
          <table:table-cell office:value-type="string" calcext:value-type="string">
            <text:p>Optic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sinus</text:p>
          </table:table-cell>
          <table:table-cell office:value-type="float" office:value="97.6071" calcext:value-type="float">
            <text:p>97,6071</text:p>
          </table:table-cell>
        </table:table-row>
        <table:table-row table:style-name="ro1">
          <table:table-cell office:value-type="string" calcext:value-type="string">
            <text:p>Optics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manathan</text:p>
          </table:table-cell>
          <table:table-cell office:value-type="float" office:value="97.4958" calcext:value-type="float">
            <text:p>97,4958</text:p>
          </table:table-cell>
        </table:table-row>
        <table:table-row table:style-name="ro1">
          <table:table-cell office:value-type="string" calcext:value-type="string">
            <text:p>Optics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euclidienne</text:p>
          </table:table-cell>
          <table:table-cell office:value-type="float" office:value="97.3845" calcext:value-type="float">
            <text:p>97,3845</text:p>
          </table:table-cell>
        </table:table-row>
        <table:table-row table:style-name="ro1">
          <table:table-cell office:value-type="string" calcext:value-type="string">
            <text:p>Opti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sinus</text:p>
          </table:table-cell>
          <table:table-cell office:value-type="float" office:value="97.3845" calcext:value-type="float">
            <text:p>97,3845</text:p>
          </table:table-cell>
        </table:table-row>
        <table:table-row table:style-name="ro1">
          <table:table-cell office:value-type="string" calcext:value-type="string">
            <text:p>Opt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us</text:p>
          </table:table-cell>
          <table:table-cell office:value-type="float" office:value="97.0506" calcext:value-type="float">
            <text:p>97,0506</text:p>
          </table:table-cell>
        </table:table-row>
        <table:table-row table:style-name="ro1">
          <table:table-cell office:value-type="string" calcext:value-type="string">
            <text:p>Op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athan</text:p>
          </table:table-cell>
          <table:table-cell office:value-type="float" office:value="96.995" calcext:value-type="float">
            <text:p>96,995</text:p>
          </table:table-cell>
        </table:table-row>
        <table:table-row table:style-name="ro1">
          <table:table-cell office:value-type="string" calcext:value-type="string">
            <text:p>Opti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nathan</text:p>
          </table:table-cell>
          <table:table-cell office:value-type="float" office:value="96.995" calcext:value-type="float">
            <text:p>96,995</text:p>
          </table:table-cell>
        </table:table-row>
        <table:table-row table:style-name="ro1">
          <table:table-cell office:value-type="string" calcext:value-type="string">
            <text:p>Optic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nathan</text:p>
          </table:table-cell>
          <table:table-cell office:value-type="float" office:value="96.7724" calcext:value-type="float">
            <text:p>96,7724</text:p>
          </table:table-cell>
        </table:table-row>
        <table:table-row table:style-name="ro1">
          <table:table-cell table:style-name="ce3" office:value-type="string" calcext:value-type="string">
            <text:p>Optics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manathan</text:p>
          </table:table-cell>
          <table:table-cell table:style-name="ce3" office:value-type="float" office:value="96.3272" calcext:value-type="float">
            <text:p>96,3272</text:p>
          </table:table-cell>
        </table:table-row>
      </table:table>
      <table:named-expressions/>
      <table:database-ranges>
        <table:database-range table:name="__Anonymous_Sheet_DB__0" table:target-range-address="'Trace d''execution Fp'.A1:'Trace d''execution Fp'.D16">
          <table:sort>
            <table:sort-by table:field-number="3" table:order="descending" table:data-type="automatic"/>
          </table:sort>
        </table:database-range>
        <table:database-range table:name="__Anonymous_Sheet_DB__1" table:target-range-address="'Trace d''execution Iris'.A1:'Trace d''execution Iris'.D16">
          <table:sort>
            <table:sort-by table:field-number="3" table:order="descending" table:data-type="automatic"/>
          </table:sort>
        </table:database-range>
        <table:database-range table:name="__Anonymous_Sheet_DB__2" table:target-range-address="'Trace d''execution de Letter'.A1:'Trace d''execution de Letter'.D16">
          <table:sort>
            <table:sort-by table:field-number="3" table:order="descending" table:data-type="automatic"/>
          </table:sort>
        </table:database-range>
        <table:database-range table:name="__Anonymous_Sheet_DB__3" table:target-range-address="'Trace d''execution Optics'.A1:'Trace d''execution Optics'.D16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00-00-00</text:date>, <text:time style:data-style-name="N2" text:time-value="18:02:12.3663785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22:05:56.369767915</meta:creation-date>
    <dc:date>2017-04-14T19:58:41.390087988</dc:date>
    <meta:editing-duration>PT2H19M50S</meta:editing-duration>
    <meta:editing-cycles>12</meta:editing-cycles>
    <meta:generator>LibreOffice/5.1.6.2$Linux_x86 LibreOffice_project/10m0$Build-2</meta:generator>
    <meta:document-statistic meta:table-count="4" meta:cell-count="256" meta:object-count="0"/>
  </office:meta>
</office:document-meta>
</file>